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61in" svg:y="6.0728in">
            <draw:object draw:notify-on-update-of-ranges="Sheet1.A1:Sheet1.A32 Sheet1.B1:Sheet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76in" svg:y="6.1256in">
            <draw:object draw:notify-on-update-of-ranges="Sheet1.C1:Sheet1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table:style-name="Default" office:value-type="float" office:value="0.000180339979124255" calcext:value-type="float">
            <text:p>0.000180339979124</text:p>
          </table:table-cell>
          <table:table-cell table:style-name="Default" table:formula="of:=[.A1]" office:value-type="float" office:value="0.000180339979124255" calcext:value-type="float">
            <text:p>0.000180339979124</text:p>
          </table:table-cell>
          <table:table-cell table:style-name="ce2" table:formula="of:=[.B1]*4095" office:value-type="float" office:value="0.738492214513826" calcext:value-type="float">
            <text:p>1</text:p>
          </table:table-cell>
          <table:table-cell table:style-name="Default" table:number-columns-repeated="28"/>
          <table:table-cell table:style-name="ce3" table:number-columns-repeated="992"/>
        </table:table-row>
        <table:table-row table:style-name="ro1">
          <table:table-cell office:value-type="float" office:value="0.000403969752369449" calcext:value-type="float">
            <text:p>0.000403969752369</text:p>
          </table:table-cell>
          <table:table-cell table:formula="of:=[.B1]+[.A2]" office:value-type="float" office:value="0.000584309731493704" calcext:value-type="float">
            <text:p>0.000584309731494</text:p>
          </table:table-cell>
          <table:table-cell table:style-name="ce2" table:formula="of:=[.B2]*4095" office:value-type="float" office:value="2.3927483504667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.000855953257996589" calcext:value-type="float">
            <text:p>0.000855953257997</text:p>
          </table:table-cell>
          <table:table-cell table:formula="of:=[.B2]+[.A3]" office:value-type="float" office:value="0.00144026298949029" calcext:value-type="float">
            <text:p>0.00144026298949</text:p>
          </table:table-cell>
          <table:table-cell table:style-name="ce2" table:formula="of:=[.B3]*4095" office:value-type="float" office:value="5.89787694196275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0.00171551934909076" calcext:value-type="float">
            <text:p>0.001715519349091</text:p>
          </table:table-cell>
          <table:table-cell table:formula="of:=[.B3]+[.A4]" office:value-type="float" office:value="0.00315578233858105" calcext:value-type="float">
            <text:p>0.003155782338581</text:p>
          </table:table-cell>
          <table:table-cell table:style-name="ce2" table:formula="of:=[.B4]*4095" office:value-type="float" office:value="12.9229286764894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0.00325226201675832" calcext:value-type="float">
            <text:p>0.003252262016758</text:p>
          </table:table-cell>
          <table:table-cell table:formula="of:=[.B4]+[.A5]" office:value-type="float" office:value="0.00640804435533937" calcext:value-type="float">
            <text:p>0.006408044355339</text:p>
          </table:table-cell>
          <table:table-cell table:style-name="ce2" table:formula="of:=[.B5]*4095" office:value-type="float" office:value="26.2409416351147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0.00583203043788672" calcext:value-type="float">
            <text:p>0.005832030437887</text:p>
          </table:table-cell>
          <table:table-cell table:formula="of:=[.B5]+[.A6]" office:value-type="float" office:value="0.0122400747932261" calcext:value-type="float">
            <text:p>0.012240074793226</text:p>
          </table:table-cell>
          <table:table-cell table:style-name="ce2" table:formula="of:=[.B6]*4095" office:value-type="float" office:value="50.1231062782608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0.00989232584834099" calcext:value-type="float">
            <text:p>0.009892325848341</text:p>
          </table:table-cell>
          <table:table-cell table:formula="of:=[.B6]+[.A7]" office:value-type="float" office:value="0.0221324006415671" calcext:value-type="float">
            <text:p>0.022132400641567</text:p>
          </table:table-cell>
          <table:table-cell table:style-name="ce2" table:formula="of:=[.B7]*4095" office:value-type="float" office:value="90.6321806272172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0.0158716253936291" calcext:value-type="float">
            <text:p>0.015871625393629</text:p>
          </table:table-cell>
          <table:table-cell table:formula="of:=[.B7]+[.A8]" office:value-type="float" office:value="0.0380040260351961" calcext:value-type="float">
            <text:p>0.038004026035196</text:p>
          </table:table-cell>
          <table:table-cell table:style-name="ce2" table:formula="of:=[.B8]*4095" office:value-type="float" office:value="155.626486614128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0.0240873321890831" calcext:value-type="float">
            <text:p>0.024087332189083</text:p>
          </table:table-cell>
          <table:table-cell table:formula="of:=[.B8]+[.A9]" office:value-type="float" office:value="0.0620913582242793" calcext:value-type="float">
            <text:p>0.062091358224279</text:p>
          </table:table-cell>
          <table:table-cell table:style-name="ce2" table:formula="of:=[.B9]*4095" office:value-type="float" office:value="254.264111928423" calcext:value-type="float">
            <text:p>254</text:p>
          </table:table-cell>
          <table:table-cell table:number-columns-repeated="1020"/>
        </table:table-row>
        <table:table-row table:style-name="ro1">
          <table:table-cell office:value-type="float" office:value="0.0345780439674854" calcext:value-type="float">
            <text:p>0.034578043967486</text:p>
          </table:table-cell>
          <table:table-cell table:formula="of:=[.B9]+[.A10]" office:value-type="float" office:value="0.0966694021917647" calcext:value-type="float">
            <text:p>0.096669402191765</text:p>
          </table:table-cell>
          <table:table-cell table:style-name="ce2" table:formula="of:=[.B10]*4095" office:value-type="float" office:value="395.86120197527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float" office:value="0.0469522550702095" calcext:value-type="float">
            <text:p>0.04695225507021</text:p>
          </table:table-cell>
          <table:table-cell table:formula="of:=[.B10]+[.A11]" office:value-type="float" office:value="0.143621657261974" calcext:value-type="float">
            <text:p>0.143621657261974</text:p>
          </table:table-cell>
          <table:table-cell table:style-name="ce2" table:formula="of:=[.B11]*4095" office:value-type="float" office:value="588.130686487784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float" office:value="0.0603054948151112" calcext:value-type="float">
            <text:p>0.060305494815111</text:p>
          </table:table-cell>
          <table:table-cell table:formula="of:=[.B11]+[.A12]" office:value-type="float" office:value="0.203927152077085" calcext:value-type="float">
            <text:p>0.203927152077085</text:p>
          </table:table-cell>
          <table:table-cell table:style-name="ce2" table:formula="of:=[.B12]*4095" office:value-type="float" office:value="835.081687755664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float" office:value="0.0732658505439758" calcext:value-type="float">
            <text:p>0.073265850543976</text:p>
          </table:table-cell>
          <table:table-cell table:formula="of:=[.B12]+[.A13]" office:value-type="float" office:value="0.277193002621061" calcext:value-type="float">
            <text:p>0.277193002621061</text:p>
          </table:table-cell>
          <table:table-cell table:style-name="ce2" table:formula="of:=[.B13]*4095" office:value-type="float" office:value="1135.10534573325" calcext:value-type="float">
            <text:p>1135</text:p>
          </table:table-cell>
          <table:table-cell table:number-columns-repeated="1020"/>
        </table:table-row>
        <table:table-row table:style-name="ro1">
          <table:table-cell office:value-type="float" office:value="0.0841958597302437" calcext:value-type="float">
            <text:p>0.084195859730244</text:p>
          </table:table-cell>
          <table:table-cell table:formula="of:=[.B13]+[.A14]" office:value-type="float" office:value="0.361388862351305" calcext:value-type="float">
            <text:p>0.361388862351305</text:p>
          </table:table-cell>
          <table:table-cell table:style-name="ce2" table:formula="of:=[.B14]*4095" office:value-type="float" office:value="1479.88739132859" calcext:value-type="float">
            <text:p>1480</text:p>
          </table:table-cell>
          <table:table-cell table:number-columns-repeated="1020"/>
        </table:table-row>
        <table:table-row table:style-name="ro1">
          <table:table-cell office:value-type="float" office:value="0.0915217250585556" calcext:value-type="float">
            <text:p>0.091521725058556</text:p>
          </table:table-cell>
          <table:table-cell table:formula="of:=[.B14]+[.A15]" office:value-type="float" office:value="0.45291058740986" calcext:value-type="float">
            <text:p>0.45291058740986</text:p>
          </table:table-cell>
          <table:table-cell table:style-name="ce2" table:formula="of:=[.B15]*4095" office:value-type="float" office:value="1854.66885544338" calcext:value-type="float">
            <text:p>1855</text:p>
          </table:table-cell>
          <table:table-cell table:number-columns-repeated="1020"/>
        </table:table-row>
        <table:table-row table:style-name="ro1">
          <table:table-cell office:value-type="float" office:value="0.0941026881337166" calcext:value-type="float">
            <text:p>0.094102688133717</text:p>
          </table:table-cell>
          <table:table-cell table:formula="of:=[.B15]+[.A16]" office:value-type="float" office:value="0.547013275543577" calcext:value-type="float">
            <text:p>0.547013275543577</text:p>
          </table:table-cell>
          <table:table-cell table:style-name="ce2" table:formula="of:=[.B16]*4095" office:value-type="float" office:value="2240.01936335095" calcext:value-type="float">
            <text:p>2240</text:p>
          </table:table-cell>
          <table:table-cell table:number-columns-repeated="1020"/>
        </table:table-row>
        <table:table-row table:style-name="ro1">
          <table:table-cell office:value-type="float" office:value="0.0915217250585556" calcext:value-type="float">
            <text:p>0.091521725058556</text:p>
          </table:table-cell>
          <table:table-cell table:formula="of:=[.B16]+[.A17]" office:value-type="float" office:value="0.638535000602133" calcext:value-type="float">
            <text:p>0.638535000602133</text:p>
          </table:table-cell>
          <table:table-cell table:style-name="ce2" table:formula="of:=[.B17]*4095" office:value-type="float" office:value="2614.80082746573" calcext:value-type="float">
            <text:p>2615</text:p>
          </table:table-cell>
          <table:table-cell table:number-columns-repeated="1020"/>
        </table:table-row>
        <table:table-row table:style-name="ro1">
          <table:table-cell office:value-type="float" office:value="0.0841958597302437" calcext:value-type="float">
            <text:p>0.084195859730244</text:p>
          </table:table-cell>
          <table:table-cell table:formula="of:=[.B17]+[.A18]" office:value-type="float" office:value="0.722730860332376" calcext:value-type="float">
            <text:p>0.722730860332376</text:p>
          </table:table-cell>
          <table:table-cell table:style-name="ce2" table:formula="of:=[.B18]*4095" office:value-type="float" office:value="2959.58287306108" calcext:value-type="float">
            <text:p>2960</text:p>
          </table:table-cell>
          <table:table-cell table:number-columns-repeated="1020"/>
        </table:table-row>
        <table:table-row table:style-name="ro1">
          <table:table-cell office:value-type="float" office:value="0.0732658505439758" calcext:value-type="float">
            <text:p>0.073265850543976</text:p>
          </table:table-cell>
          <table:table-cell table:formula="of:=[.B18]+[.A19]" office:value-type="float" office:value="0.795996710876352" calcext:value-type="float">
            <text:p>0.795996710876352</text:p>
          </table:table-cell>
          <table:table-cell table:style-name="ce2" table:formula="of:=[.B19]*4095" office:value-type="float" office:value="3259.60653103866" calcext:value-type="float">
            <text:p>3260</text:p>
          </table:table-cell>
          <table:table-cell table:number-columns-repeated="1020"/>
        </table:table-row>
        <table:table-row table:style-name="ro1">
          <table:table-cell office:value-type="float" office:value="0.0603054948151112" calcext:value-type="float">
            <text:p>0.060305494815111</text:p>
          </table:table-cell>
          <table:table-cell table:formula="of:=[.B19]+[.A20]" office:value-type="float" office:value="0.856302205691463" calcext:value-type="float">
            <text:p>0.856302205691463</text:p>
          </table:table-cell>
          <table:table-cell table:style-name="ce2" table:formula="of:=[.B20]*4095" office:value-type="float" office:value="3506.55753230654" calcext:value-type="float">
            <text:p>3507</text:p>
          </table:table-cell>
          <table:table-cell table:number-columns-repeated="1020"/>
        </table:table-row>
        <table:table-row table:style-name="ro1">
          <table:table-cell office:value-type="float" office:value="0.0469522550702095" calcext:value-type="float">
            <text:p>0.04695225507021</text:p>
          </table:table-cell>
          <table:table-cell table:formula="of:=[.B20]+[.A21]" office:value-type="float" office:value="0.903254460761673" calcext:value-type="float">
            <text:p>0.903254460761673</text:p>
          </table:table-cell>
          <table:table-cell table:style-name="ce2" table:formula="of:=[.B21]*4095" office:value-type="float" office:value="3698.82701681905" calcext:value-type="float">
            <text:p>3699</text:p>
          </table:table-cell>
          <table:table-cell table:number-columns-repeated="1020"/>
        </table:table-row>
        <table:table-row table:style-name="ro1">
          <table:table-cell office:value-type="float" office:value="0.0345780439674854" calcext:value-type="float">
            <text:p>0.034578043967486</text:p>
          </table:table-cell>
          <table:table-cell table:formula="of:=[.B21]+[.A22]" office:value-type="float" office:value="0.937832504729158" calcext:value-type="float">
            <text:p>0.937832504729158</text:p>
          </table:table-cell>
          <table:table-cell table:style-name="ce2" table:formula="of:=[.B22]*4095" office:value-type="float" office:value="3840.4241068659" calcext:value-type="float">
            <text:p>3840</text:p>
          </table:table-cell>
          <table:table-cell table:number-columns-repeated="1020"/>
        </table:table-row>
        <table:table-row table:style-name="ro1">
          <table:table-cell office:value-type="float" office:value="0.0240873321890831" calcext:value-type="float">
            <text:p>0.024087332189083</text:p>
          </table:table-cell>
          <table:table-cell table:formula="of:=[.B22]+[.A23]" office:value-type="float" office:value="0.961919836918241" calcext:value-type="float">
            <text:p>0.961919836918241</text:p>
          </table:table-cell>
          <table:table-cell table:style-name="ce2" table:formula="of:=[.B23]*4095" office:value-type="float" office:value="3939.0617321802" calcext:value-type="float">
            <text:p>3939</text:p>
          </table:table-cell>
          <table:table-cell table:number-columns-repeated="1020"/>
        </table:table-row>
        <table:table-row table:style-name="ro1">
          <table:table-cell office:value-type="float" office:value="0.0158716253936291" calcext:value-type="float">
            <text:p>0.015871625393629</text:p>
          </table:table-cell>
          <table:table-cell table:formula="of:=[.B23]+[.A24]" office:value-type="float" office:value="0.97779146231187" calcext:value-type="float">
            <text:p>0.97779146231187</text:p>
          </table:table-cell>
          <table:table-cell table:style-name="ce2" table:formula="of:=[.B24]*4095" office:value-type="float" office:value="4004.05603816711" calcext:value-type="float">
            <text:p>4004</text:p>
          </table:table-cell>
          <table:table-cell table:number-columns-repeated="1020"/>
        </table:table-row>
        <table:table-row table:style-name="ro1">
          <table:table-cell office:value-type="float" office:value="0.00989232584834099" calcext:value-type="float">
            <text:p>0.009892325848341</text:p>
          </table:table-cell>
          <table:table-cell table:formula="of:=[.B24]+[.A25]" office:value-type="float" office:value="0.987683788160211" calcext:value-type="float">
            <text:p>0.987683788160211</text:p>
          </table:table-cell>
          <table:table-cell table:style-name="ce2" table:formula="of:=[.B25]*4095" office:value-type="float" office:value="4044.56511251607" calcext:value-type="float">
            <text:p>4045</text:p>
          </table:table-cell>
          <table:table-cell table:number-columns-repeated="1020"/>
        </table:table-row>
        <table:table-row table:style-name="ro1">
          <table:table-cell office:value-type="float" office:value="0.00583203043788672" calcext:value-type="float">
            <text:p>0.005832030437887</text:p>
          </table:table-cell>
          <table:table-cell table:formula="of:=[.B25]+[.A26]" office:value-type="float" office:value="0.993515818598098" calcext:value-type="float">
            <text:p>0.993515818598098</text:p>
          </table:table-cell>
          <table:table-cell table:style-name="ce2" table:formula="of:=[.B26]*4095" office:value-type="float" office:value="4068.44727715921" calcext:value-type="float">
            <text:p>4068</text:p>
          </table:table-cell>
          <table:table-cell table:number-columns-repeated="1020"/>
        </table:table-row>
        <table:table-row table:style-name="ro1">
          <table:table-cell office:value-type="float" office:value="0.00325226201675832" calcext:value-type="float">
            <text:p>0.003252262016758</text:p>
          </table:table-cell>
          <table:table-cell table:formula="of:=[.B26]+[.A27]" office:value-type="float" office:value="0.996768080614856" calcext:value-type="float">
            <text:p>0.996768080614856</text:p>
          </table:table-cell>
          <table:table-cell table:style-name="ce2" table:formula="of:=[.B27]*4095" office:value-type="float" office:value="4081.76529011784" calcext:value-type="float">
            <text:p>4082</text:p>
          </table:table-cell>
          <table:table-cell table:number-columns-repeated="1020"/>
        </table:table-row>
        <table:table-row table:style-name="ro1">
          <table:table-cell office:value-type="float" office:value="0.00171551934909076" calcext:value-type="float">
            <text:p>0.001715519349091</text:p>
          </table:table-cell>
          <table:table-cell table:formula="of:=[.B27]+[.A28]" office:value-type="float" office:value="0.998483599963947" calcext:value-type="float">
            <text:p>0.998483599963947</text:p>
          </table:table-cell>
          <table:table-cell table:style-name="ce2" table:formula="of:=[.B28]*4095" office:value-type="float" office:value="4088.79034185236" calcext:value-type="float">
            <text:p>4089</text:p>
          </table:table-cell>
          <table:table-cell table:number-columns-repeated="1020"/>
        </table:table-row>
        <table:table-row table:style-name="ro1">
          <table:table-cell office:value-type="float" office:value="0.000855953257996589" calcext:value-type="float">
            <text:p>0.000855953257997</text:p>
          </table:table-cell>
          <table:table-cell table:formula="of:=[.B28]+[.A29]" office:value-type="float" office:value="0.999339553221944" calcext:value-type="float">
            <text:p>0.999339553221944</text:p>
          </table:table-cell>
          <table:table-cell table:style-name="ce2" table:formula="of:=[.B29]*4095" office:value-type="float" office:value="4092.29547044386" calcext:value-type="float">
            <text:p>4092</text:p>
          </table:table-cell>
          <table:table-cell table:number-columns-repeated="1020"/>
        </table:table-row>
        <table:table-row table:style-name="ro1">
          <table:table-cell office:value-type="float" office:value="0.000403969752369449" calcext:value-type="float">
            <text:p>0.000403969752369</text:p>
          </table:table-cell>
          <table:table-cell table:formula="of:=[.B29]+[.A30]" office:value-type="float" office:value="0.999743522974313" calcext:value-type="float">
            <text:p>0.999743522974313</text:p>
          </table:table-cell>
          <table:table-cell table:style-name="ce2" table:formula="of:=[.B30]*4095" office:value-type="float" office:value="4093.94972657981" calcext:value-type="float">
            <text:p>4094</text:p>
          </table:table-cell>
          <table:table-cell table:number-columns-repeated="1020"/>
        </table:table-row>
        <table:table-row table:style-name="ro1">
          <table:table-cell office:value-type="float" office:value="0.000180339979124255" calcext:value-type="float">
            <text:p>0.000180339979124</text:p>
          </table:table-cell>
          <table:table-cell table:formula="of:=[.B30]+[.A31]" office:value-type="float" office:value="0.999923862953438" calcext:value-type="float">
            <text:p>0.999923862953438</text:p>
          </table:table-cell>
          <table:table-cell table:style-name="ce2" table:formula="of:=[.B31]*4095" office:value-type="float" office:value="4094.68821879433" calcext:value-type="float">
            <text:p>4095</text:p>
          </table:table-cell>
          <table:table-cell table:number-columns-repeated="1020"/>
        </table:table-row>
        <table:table-row table:style-name="ro1">
          <table:table-cell office:value-type="float" office:value="0.0000761516785132699" calcext:value-type="float">
            <text:p>7.61516785132699E-05</text:p>
          </table:table-cell>
          <table:table-cell table:formula="of:=[.B31]+[.A32]" office:value-type="float" office:value="1.00000001463195" calcext:value-type="float">
            <text:p>1.00000001463195</text:p>
          </table:table-cell>
          <table:table-cell table:style-name="ce2" table:formula="of:=[.B32]*4095" office:value-type="float" office:value="4095.00005991784" calcext:value-type="float">
            <text:p>409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3:50:28.742712892</meta:creation-date>
    <meta:generator>LibreOffice/7.0.3.1$Linux_X86_64 LibreOffice_project/00$Build-1</meta:generator>
    <dc:date>2020-12-16T13:59:48.910471135</dc:date>
    <meta:editing-duration>PT9M19S</meta:editing-duration>
    <meta:editing-cycles>5</meta:editing-cycles>
    <meta:document-statistic meta:table-count="1" meta:cell-count="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32" svg:x="0.32cm" svg:y="0.18cm" svg:width="12.508cm" svg:height="8.64cm">
          <chart:coordinate-region svg:x="1.047cm" svg:y="0.38cm" svg:width="11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2" chart:class="chart:line">
            <chart:data-point chart:repeated="32"/>
          </chart:series>
          <chart:series chart:style-name="ch7" chart:values-cell-range-address="Sheet1.B1:Sheet1.B3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0339979124255">
                <text:p>0.000180339979124255</text:p>
                <draw:g>
                  <svg:desc>Sheet1.A1:Sheet1.A32</svg:desc>
                </draw:g>
              </table:table-cell>
              <table:table-cell office:value-type="float" office:value="0.000180339979124255">
                <text:p>0.000180339979124255</text:p>
                <draw:g>
                  <svg:desc>Sheet1.B1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3969752369449">
                <text:p>0.000403969752369449</text:p>
              </table:table-cell>
              <table:table-cell office:value-type="float" office:value="0.000584309731493704">
                <text:p>0.00058430973149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5953257996589">
                <text:p>0.000855953257996589</text:p>
              </table:table-cell>
              <table:table-cell office:value-type="float" office:value="0.00144026298949029">
                <text:p>0.00144026298949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1551934909076">
                <text:p>0.00171551934909076</text:p>
              </table:table-cell>
              <table:table-cell office:value-type="float" office:value="0.00315578233858105">
                <text:p>0.0031557823385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5226201675832">
                <text:p>0.00325226201675832</text:p>
              </table:table-cell>
              <table:table-cell office:value-type="float" office:value="0.00640804435533937">
                <text:p>0.00640804435533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83203043788672">
                <text:p>0.00583203043788672</text:p>
              </table:table-cell>
              <table:table-cell office:value-type="float" office:value="0.0122400747932261">
                <text:p>0.0122400747932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89232584834099">
                <text:p>0.00989232584834099</text:p>
              </table:table-cell>
              <table:table-cell office:value-type="float" office:value="0.0221324006415671">
                <text:p>0.0221324006415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8716253936291">
                <text:p>0.0158716253936291</text:p>
              </table:table-cell>
              <table:table-cell office:value-type="float" office:value="0.0380040260351961">
                <text:p>0.0380040260351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0873321890831">
                <text:p>0.0240873321890831</text:p>
              </table:table-cell>
              <table:table-cell office:value-type="float" office:value="0.0620913582242793">
                <text:p>0.0620913582242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780439674854">
                <text:p>0.0345780439674854</text:p>
              </table:table-cell>
              <table:table-cell office:value-type="float" office:value="0.0966694021917647">
                <text:p>0.09666940219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69522550702095">
                <text:p>0.0469522550702095</text:p>
              </table:table-cell>
              <table:table-cell office:value-type="float" office:value="0.143621657261974">
                <text:p>0.1436216572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3054948151112">
                <text:p>0.0603054948151112</text:p>
              </table:table-cell>
              <table:table-cell office:value-type="float" office:value="0.203927152077085">
                <text:p>0.203927152077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2658505439758">
                <text:p>0.0732658505439758</text:p>
              </table:table-cell>
              <table:table-cell office:value-type="float" office:value="0.277193002621061">
                <text:p>0.27719300262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1958597302437">
                <text:p>0.0841958597302437</text:p>
              </table:table-cell>
              <table:table-cell office:value-type="float" office:value="0.361388862351305">
                <text:p>0.36138886235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15217250585556">
                <text:p>0.0915217250585556</text:p>
              </table:table-cell>
              <table:table-cell office:value-type="float" office:value="0.45291058740986">
                <text:p>0.45291058740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1026881337166">
                <text:p>0.0941026881337166</text:p>
              </table:table-cell>
              <table:table-cell office:value-type="float" office:value="0.547013275543577">
                <text:p>0.547013275543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5217250585556">
                <text:p>0.0915217250585556</text:p>
              </table:table-cell>
              <table:table-cell office:value-type="float" office:value="0.638535000602133">
                <text:p>0.638535000602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1958597302437">
                <text:p>0.0841958597302437</text:p>
              </table:table-cell>
              <table:table-cell office:value-type="float" office:value="0.722730860332376">
                <text:p>0.722730860332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2658505439758">
                <text:p>0.0732658505439758</text:p>
              </table:table-cell>
              <table:table-cell office:value-type="float" office:value="0.795996710876352">
                <text:p>0.795996710876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3054948151112">
                <text:p>0.0603054948151112</text:p>
              </table:table-cell>
              <table:table-cell office:value-type="float" office:value="0.856302205691463">
                <text:p>0.856302205691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9522550702095">
                <text:p>0.0469522550702095</text:p>
              </table:table-cell>
              <table:table-cell office:value-type="float" office:value="0.903254460761673">
                <text:p>0.903254460761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5780439674854">
                <text:p>0.0345780439674854</text:p>
              </table:table-cell>
              <table:table-cell office:value-type="float" office:value="0.937832504729158">
                <text:p>0.937832504729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0873321890831">
                <text:p>0.0240873321890831</text:p>
              </table:table-cell>
              <table:table-cell office:value-type="float" office:value="0.961919836918241">
                <text:p>0.961919836918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8716253936291">
                <text:p>0.0158716253936291</text:p>
              </table:table-cell>
              <table:table-cell office:value-type="float" office:value="0.97779146231187">
                <text:p>0.97779146231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89232584834099">
                <text:p>0.00989232584834099</text:p>
              </table:table-cell>
              <table:table-cell office:value-type="float" office:value="0.987683788160211">
                <text:p>0.987683788160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83203043788672">
                <text:p>0.00583203043788672</text:p>
              </table:table-cell>
              <table:table-cell office:value-type="float" office:value="0.993515818598098">
                <text:p>0.993515818598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25226201675832">
                <text:p>0.00325226201675832</text:p>
              </table:table-cell>
              <table:table-cell office:value-type="float" office:value="0.996768080614856">
                <text:p>0.996768080614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71551934909076">
                <text:p>0.00171551934909076</text:p>
              </table:table-cell>
              <table:table-cell office:value-type="float" office:value="0.998483599963947">
                <text:p>0.998483599963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55953257996589">
                <text:p>0.000855953257996589</text:p>
              </table:table-cell>
              <table:table-cell office:value-type="float" office:value="0.999339553221944">
                <text:p>0.99933955322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03969752369449">
                <text:p>0.000403969752369449</text:p>
              </table:table-cell>
              <table:table-cell office:value-type="float" office:value="0.999743522974313">
                <text:p>0.99974352297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80339979124255">
                <text:p>0.000180339979124255</text:p>
              </table:table-cell>
              <table:table-cell office:value-type="float" office:value="0.999923862953438">
                <text:p>0.999923862953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761516785132699">
                <text:p>0.0000761516785132699</text:p>
              </table:table-cell>
              <table:table-cell office:value-type="float" office:value="1.00000001463195">
                <text:p>1.0000000146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1:Sheet1.C32" svg:x="0.32cm" svg:y="0.18cm" svg:width="12.508cm" svg:height="8.64cm">
          <chart:coordinate-region svg:x="1.312cm" svg:y="0.379cm" svg:width="11.51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3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8492214513826">
                <text:p>0.738492214513826</text:p>
                <draw:g>
                  <svg:desc>Sheet1.C1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274835046672">
                <text:p>2.39274835046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9787694196275">
                <text:p>5.89787694196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229286764894">
                <text:p>12.922928676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2409416351147">
                <text:p>26.240941635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231062782608">
                <text:p>50.123106278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321806272172">
                <text:p>90.6321806272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626486614128">
                <text:p>155.626486614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.264111928423">
                <text:p>254.26411192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.861201975276">
                <text:p>395.861201975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.130686487784">
                <text:p>588.130686487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5.081687755664">
                <text:p>835.08168775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5.10534573325">
                <text:p>1135.1053457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9.88739132859">
                <text:p>1479.88739132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4.66885544338">
                <text:p>1854.66885544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0.01936335095">
                <text:p>2240.01936335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4.80082746573">
                <text:p>2614.80082746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9.58287306108">
                <text:p>2959.58287306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9.60653103866">
                <text:p>3259.60653103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6.55753230654">
                <text:p>3506.55753230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8.82701681905">
                <text:p>3698.8270168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0.4241068659">
                <text:p>3840.4241068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39.0617321802">
                <text:p>3939.0617321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4.05603816711">
                <text:p>4004.05603816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4.56511251607">
                <text:p>4044.5651125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68.44727715921">
                <text:p>4068.44727715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1.76529011784">
                <text:p>4081.76529011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88.79034185236">
                <text:p>4088.79034185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2.29547044386">
                <text:p>4092.29547044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3.94972657981">
                <text:p>4093.94972657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4.68821879433">
                <text:p>4094.68821879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5.00005991784">
                <text:p>4095.00005991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